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Bold" svg:font-family="Time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Bold1" svg:font-family="Times-Bold" style:font-family-generic="system" style:font-pitch="variable"/>
  </office:font-face-decls>
  <office:automatic-styles>
    <style:style style:name="P1" style:family="paragraph" style:parent-style-name="Text_20_body">
      <style:text-properties fo:font-weight="bold" officeooo:rsid="001aeeeb" officeooo:paragraph-rsid="001aeeeb" style:font-weight-asian="bold" style:font-weight-complex="bold"/>
    </style:style>
    <style:style style:name="P2" style:family="paragraph" style:parent-style-name="Text_20_body">
      <style:text-properties fo:font-weight="bold" officeooo:rsid="001cd701" officeooo:paragraph-rsid="001dd265" style:font-weight-asian="bold" style:font-weight-complex="bold"/>
    </style:style>
    <style:style style:name="P3" style:family="paragraph" style:parent-style-name="Text_20_body">
      <style:text-properties fo:font-weight="normal" officeooo:rsid="001dd265" officeooo:paragraph-rsid="001cd701" style:font-weight-asian="normal" style:font-weight-complex="normal"/>
    </style:style>
    <style:style style:name="P4" style:family="paragraph" style:parent-style-name="Standard">
      <style:paragraph-properties fo:margin-top="0in" fo:margin-bottom="0in" loext:contextual-spacing="false" fo:line-height="100%" fo:text-align="center" style:justify-single-word="false"/>
      <style:text-properties style:font-name="Times-Bold" fo:font-size="16pt" fo:font-weight="bold" officeooo:rsid="0013daf6" officeooo:paragraph-rsid="001aeeeb" style:font-size-asian="16pt" style:font-weight-asian="bold" style:font-name-complex="Times-Bold1" style:font-size-complex="16pt" style:font-weight-complex="bold"/>
    </style:style>
    <style:style style:name="P5" style:family="paragraph" style:parent-style-name="Standard">
      <style:paragraph-properties fo:margin-top="0in" fo:margin-bottom="0in" loext:contextual-spacing="false" fo:line-height="100%" fo:text-align="center" style:justify-single-word="false"/>
      <style:text-properties style:font-name="Times-Bold" fo:font-size="16pt" fo:font-weight="bold" officeooo:paragraph-rsid="001aeeeb" style:font-size-asian="16pt" style:font-weight-asian="bold" style:font-name-complex="Times-Bold1" style:font-size-complex="16pt" style:font-weight-complex="bold"/>
    </style:style>
    <style:style style:name="P6" style:family="paragraph" style:parent-style-name="Standard">
      <style:paragraph-properties fo:margin-top="0in" fo:margin-bottom="0in" loext:contextual-spacing="false" fo:line-height="100%" fo:text-align="center" style:justify-single-word="false"/>
      <style:text-properties style:font-name="Times-Bold" fo:font-size="16pt" fo:font-weight="bold" officeooo:rsid="001e9809" officeooo:paragraph-rsid="001e9809" style:font-size-asian="16pt" style:font-weight-asian="bold" style:font-name-complex="Times-Bold1" style:font-size-complex="16pt" style:font-weight-complex="bold"/>
    </style:style>
    <style:style style:name="T1" style:family="text">
      <style:text-properties officeooo:rsid="0008bda7"/>
    </style:style>
    <style:style style:name="T2" style:family="text">
      <style:text-properties officeooo:rsid="001aeeeb"/>
    </style:style>
    <style:style style:name="T3" style:family="text">
      <style:text-properties fo:font-weight="normal" style:font-weight-asian="normal" style:font-weight-complex="normal"/>
    </style:style>
    <style:style style:name="T4" style:family="text">
      <style:text-properties fo:font-weight="normal" officeooo:rsid="001cd701" style:font-weight-asian="normal" style:font-weight-complex="normal"/>
    </style:style>
    <style:style style:name="T5" style:family="text">
      <style:text-properties fo:font-weight="normal" officeooo:rsid="001dd265" style:font-weight-asian="normal" style:font-weight-complex="normal"/>
    </style:style>
    <style:style style:name="T6" style:family="text">
      <style:text-properties officeooo:rsid="001dd265"/>
    </style:style>
    <style:style style:name="T7" style:family="text">
      <style:text-properties officeooo:rsid="00217cf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text:span text:style-name="T1">OMP</text:span> 20<text:span text:style-name="T1">0</text:span>: <text:span text:style-name="T1">Data Structures and Algorithms</text:span></text:p>
      <text:p text:style-name="P6"><text:span text:style-name="T7">Fall</text:span> 2020</text:p>
      <text:p text:style-name="P4">Lab <text:span text:style-name="T2">3</text:span>: <text:span text:style-name="T2">Recursion</text:span></text:p>
      <text:p text:style-name="P4"/>
      <text:p text:style-name="P2">Task <text:span text:style-name="T6">1</text:span>: <text:span text:style-name="T3">Consider a </text:span><text:span text:style-name="T5">coordinate </text:span><text:span text:style-name="T3">grid of size M x N. </text:span><text:span text:style-name="T5">Suppose you have to start from the bottom left corner (1, 1) and end at the top right corner (M, N). Given that the only moves can be “up” and “right” along the grid lines, use a recursive function to compute how many different paths are available to reach the target. </text:span></text:p>
      <text:p text:style-name="P1">Task <text:span text:style-name="T6">2</text:span>: <text:span text:style-name="T3">In this task, you have to determine the longest palindrome </text:span><text:span text:style-name="T4">subsequence </text:span><text:span text:style-name="T3">from a given string using a recursive function. For example, in the string “character”, the longest palindrome is “carac”. </text:span><text:span text:style-name="T4">Note that in this case, you have to consider both situations when the first and last character are the same and when the first and last character are not the same.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Bold" svg:font-family="Time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Bold1" svg:font-family="Times-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13:27:55.239091293</meta:creation-date>
    <dc:date>2020-11-20T11:08:41.554923943</dc:date>
    <meta:editing-duration>P1DT14H7M9S</meta:editing-duration>
    <meta:editing-cycles>3</meta:editing-cycles>
    <meta:generator>LibreOffice/6.0.7.3$Linux_X86_64 LibreOffice_project/00m0$Build-3</meta:generator>
    <meta:document-statistic meta:table-count="0" meta:image-count="0" meta:object-count="0" meta:page-count="1" meta:paragraph-count="5" meta:word-count="136" meta:character-count="750" meta:non-whitespace-character-count="617"/>
  </office:meta>
</office:document-meta>
</file>